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shadow="none"/>
    </style:style>
    <style:style style:name="Table1.A" style:family="table-column">
      <style:table-column-properties style:column-width="2.4368in" style:rel-column-width="3509*"/>
    </style:style>
    <style:style style:name="Table1.B" style:family="table-column">
      <style:table-column-properties style:column-width="1.8125in" style:rel-column-width="2610*"/>
    </style:style>
    <style:style style:name="Table1.C" style:family="table-column">
      <style:table-column-properties style:column-width="2.6715in" style:rel-column-width="3847*"/>
    </style:style>
    <style:style style:name="Table1.A1" style:family="table-cell">
      <style:table-cell-properties fo:padding="0.05in" fo:border="none"/>
    </style:style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Verdana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simile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From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To:</text:p>
          </table:table-cell>
        </table:table-row>
        <table:table-row>
          <table:table-cell table:style-name="Table1.A1" office:value-type="string">
            <text:p text:style-name="P4">Patrick van Stavere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Karen Flynn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Mintel International Group</text:p>
          </table:table-cell>
        </table:table-row>
        <table:table-row>
          <table:table-cell table:style-name="Table1.A1" office:value-type="string">
            <text:p text:style-name="P4"><text:span text:style-name="T1">Phone:</text:span> 269.267.600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span text:style-name="T1">Phone:</text:span> 312.932.0400x336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span text:style-name="T1">Fax:</text:span> 312.896.5935</text:p>
          </table:table-cell>
        </table:table-row>
        <table:table-row>
          <table:table-cell table:style-name="Table1.A1" office:value-type="string">
            <text:p text:style-name="P4">patrick@vanstaveren.u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kflynn@mintel.com</text:p>
          </table:table-cell>
        </table:table-row>
      </table:table>
      <text:p text:style-name="P5"/>
      <text:p text:style-name="P5"/>
      <text:p text:style-name="P6">Karen,</text:p>
      <text:p text:style-name="P6"/>
      <text:p text:style-name="P6">It's with much pleasure that you'll find my acceptance letter attached! <text:s/>I'm very excited, and I am looking forward to September 5th!</text:p>
      <text:p text:style-name="P6"/>
      <text:p text:style-name="P6">I will complete the Forte Profile within the next few days.</text:p>
      <text:p text:style-name="P6"/>
      <text:p text:style-name="P6">Let me know if there is anything else I need to do!</text:p>
      <text:p text:style-name="P6"/>
      <text:p text:style-name="P6">Best Regards,</text:p>
      <text:p text:style-name="P6"/>
      <text:p text:style-name="P6">Patrick van Stav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Patrick van Staveren</meta:initial-creator>
    <meta:creation-date>2006-08-17T01:36:09</meta:creation-date>
    <dc:creator>Patrick van Staveren</dc:creator>
    <dc:date>2006-08-17T01:49:07</dc:date>
    <dc:language>en-US</dc:language>
    <meta:editing-cycles>2</meta:editing-cycles>
    <meta:editing-duration>PT12M5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72" meta:character-count="454"/>
  </office:meta>
</office:document-meta>
</file>